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1.983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ccept_r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op criterion</text:p>
          </table:table-cell>
          <table:table-cell office:value-type="string" calcext:value-type="string">
            <text:p>neighbor_sol</text:p>
          </table:table-cell>
          <table:table-cell office:value-type="string" calcext:value-type="string">
            <text:p>initial_sol</text:p>
          </table:table-cell>
          <table:table-cell office:value-type="string" calcext:value-type="string">
            <text:p>Runtime_50</text:p>
          </table:table-cell>
          <table:table-cell office:value-type="string" calcext:value-type="string">
            <text:p>Runtime_75</text:p>
          </table:table-cell>
          <table:table-cell office:value-type="string" calcext:value-type="string">
            <text:p>Runtime_100</text:p>
          </table:table-cell>
          <table:table-cell office:value-type="string" calcext:value-type="string">
            <text:p>Runtime_200</text:p>
          </table:table-cell>
          <table:table-cell office:value-type="string" calcext:value-type="string">
            <text:p>Performance_50</text:p>
          </table:table-cell>
          <table:table-cell table:style-name="ce1" office:value-type="string" calcext:value-type="string">
            <text:p>Performance_75</text:p>
          </table:table-cell>
          <table:table-cell office:value-type="string" calcext:value-type="string">
            <text:p>Performance_100</text:p>
          </table:table-cell>
          <table:table-cell office:value-type="string" calcext:value-type="string">
            <text:p>Performance_200</text:p>
          </table:table-cell>
        </table:table-row>
        <table:table-row table:style-name="ro1">
          <table:table-cell office:value-type="string" calcext:value-type="string">
            <text:p>ver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7s</text:p>
          </table:table-cell>
          <table:table-cell office:value-type="float" office:value="63.3179" calcext:value-type="float">
            <text:p>63.3179</text:p>
          </table:table-cell>
          <table:table-cell office:value-type="float" office:value="510.2434" calcext:value-type="float">
            <text:p>510.2434</text:p>
          </table:table-cell>
          <table:table-cell office:value-type="float" office:value="90.3735" calcext:value-type="float">
            <text:p>90.3735</text:p>
          </table:table-cell>
          <table:table-cell office:value-type="float" office:value="92.4599" calcext:value-type="float">
            <text:p>92.4599</text:p>
          </table:table-cell>
        </table:table-row>
        <table:table-row table:style-name="ro1">
          <table:table-cell office:value-type="string" calcext:value-type="string">
            <text:p>ver2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0*n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fil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3m30s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1m</text:p>
          </table:table-cell>
          <table:table-cell office:value-type="float" office:value="18.4495" calcext:value-type="float">
            <text:p>18.4495</text:p>
          </table:table-cell>
          <table:table-cell office:value-type="float" office:value="315.6545" calcext:value-type="float">
            <text:p>315.6545</text:p>
          </table:table-cell>
          <table:table-cell office:value-type="float" office:value="50.9669" calcext:value-type="float">
            <text:p>50.9669</text:p>
          </table:table-cell>
          <table:table-cell office:value-type="float" office:value="74.626" calcext:value-type="float">
            <text:p>74.626</text:p>
          </table:table-cell>
        </table:table-row>
        <table:table-row table:style-name="ro1">
          <table:table-cell office:value-type="string" calcext:value-type="string">
            <text:p>ver3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il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5m 10s</text:p>
          </table:table-cell>
          <table:table-cell office:value-type="string" calcext:value-type="string">
            <text:p>14m 30s</text:p>
          </table:table-cell>
          <table:table-cell office:value-type="string" calcext:value-type="string">
            <text:p>28m40s</text:p>
          </table:table-cell>
          <table:table-cell office:value-type="string" calcext:value-type="string">
            <text:p>122m30s</text:p>
          </table:table-cell>
          <table:table-cell office:value-type="float" office:value="10.5327" calcext:value-type="float">
            <text:p>10.5327</text:p>
          </table:table-cell>
          <table:table-cell office:value-type="float" office:value="33.5234" calcext:value-type="float">
            <text:p>33.5234</text:p>
          </table:table-cell>
          <table:table-cell office:value-type="float" office:value="39.4583" calcext:value-type="float">
            <text:p>39.4583</text:p>
          </table:table-cell>
          <table:table-cell office:value-type="float" office:value="70.4491" calcext:value-type="float">
            <text:p>70.4491</text:p>
          </table:table-cell>
        </table:table-row>
        <table:table-row table:style-name="ro1">
          <table:table-cell office:value-type="string" calcext:value-type="string">
            <text:p>ver4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5m 30s</text:p>
          </table:table-cell>
          <table:table-cell office:value-type="string" calcext:value-type="string">
            <text:p>15m 30s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25m50s</text:p>
          </table:table-cell>
          <table:table-cell office:value-type="float" office:value="26.9383" calcext:value-type="float">
            <text:p>26.9383</text:p>
          </table:table-cell>
          <table:table-cell office:value-type="float" office:value="225.1532" calcext:value-type="float">
            <text:p>225.1532</text:p>
          </table:table-cell>
          <table:table-cell office:value-type="float" office:value="504.1152" calcext:value-type="float">
            <text:p>504.1152</text:p>
          </table:table-cell>
          <table:table-cell office:value-type="float" office:value="2389.7728" calcext:value-type="float">
            <text:p>2389.7728</text:p>
          </table:table-cell>
        </table:table-row>
        <table:table-row table:style-name="ro1">
          <table:table-cell office:value-type="string" calcext:value-type="string">
            <text:p>ver5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0s</text:p>
          </table:table-cell>
          <table:table-cell office:value-type="float" office:value="101.9518" calcext:value-type="float">
            <text:p>101.9518</text:p>
          </table:table-cell>
          <table:table-cell office:value-type="float" office:value="1944.3924" calcext:value-type="float">
            <text:p>1944.3924</text:p>
          </table:table-cell>
          <table:table-cell table:style-name="Default" office:value-type="float" office:value="4514.2622" calcext:value-type="float">
            <text:p>4514.2622</text:p>
          </table:table-cell>
          <table:table-cell office:value-type="float" office:value="19650.2777" calcext:value-type="float">
            <text:p>19650.2777</text:p>
          </table:table-cell>
        </table:table-row>
        <table:table-row table:style-name="ro1">
          <table:table-cell office:value-type="string" calcext:value-type="string">
            <text:p>ver6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min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1m 50s</text:p>
          </table:table-cell>
          <table:table-cell office:value-type="string" calcext:value-type="string">
            <text:p>47m</text:p>
          </table:table-cell>
          <table:table-cell office:value-type="float" office:value="36.0526" calcext:value-type="float">
            <text:p>36.0526</text:p>
          </table:table-cell>
          <table:table-cell office:value-type="float" office:value="44.5001" calcext:value-type="float">
            <text:p>44.5001</text:p>
          </table:table-cell>
          <table:table-cell office:value-type="float" office:value="56.9777" calcext:value-type="float">
            <text:p>56.9777</text:p>
          </table:table-cell>
          <table:table-cell office:value-type="float" office:value="74.268" calcext:value-type="float">
            <text:p>74.268</text:p>
          </table:table-cell>
        </table:table-row>
        <table:table-row table:style-name="ro1">
          <table:table-cell office:value-type="string" calcext:value-type="string">
            <text:p>ver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3</text:p>
          </table:table-cell>
          <table:table-cell table:number-columns-repeated="14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5:52.739071132</meta:creation-date>
    <dc:date>2024-01-24T18:59:11.585615816</dc:date>
    <meta:editing-duration>PT6H28M56S</meta:editing-duration>
    <meta:editing-cycles>9</meta:editing-cycles>
    <meta:generator>LibreOffice/7.3.7.2$Linux_X86_64 LibreOffice_project/30$Build-2</meta:generator>
    <meta:document-statistic meta:table-count="1" meta:cell-count="121" meta:object-count="0"/>
  </office:meta>
</office:document-meta>
</file>